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14e" officeooo:paragraph-rsid="00039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bs; 702030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02:23.832000000</meta:creation-date>
    <dc:date>2016-12-14T14:02:35.348000000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5.2.2.2$Windows_x86 LibreOffice_project/8f96e87c890bf8fa77463cd4b640a2312823f3ad</meta:generator>
  </office:meta>
</office:document-meta>
</file>